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17"/>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17"/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17"/>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17"/>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7"/>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7"/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17"/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17"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0:15:43.817118289</meta:creation-date>
    <dc:date>2021-11-02T00:18:46.720097965</dc:date>
    <meta:editing-duration>PT3M4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